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RubyReXMLHelper.toScriptXML( OMElement o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RubyReXMLHelper.JRubyReXMLHelper( ScriptEngine scriptEngin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RubyReXMLHelper.toOMElement( Object scriptXM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